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5.616cm" style:rel-column-width="14320*"/>
    </style:style>
    <style:style style:name="Tabel1.C" style:family="table-column">
      <style:table-column-properties style:column-width="3.921cm" style:rel-column-width="9998*"/>
    </style:style>
    <style:style style:name="Tabel1.D" style:family="table-column">
      <style:table-column-properties style:column-width="1.856cm" style:rel-column-width="4733*"/>
    </style:style>
    <style:style style:name="Tabel1.E" style:family="table-column">
      <style:table-column-properties style:column-width="1.73cm" style:rel-column-width="4412*"/>
    </style:style>
    <style:style style:name="Tabel1.F" style:family="table-column">
      <style:table-column-properties style:column-width="1.39cm" style:rel-column-width="3546*"/>
    </style:style>
    <style:style style:name="Tabel1.G" style:family="table-column">
      <style:table-column-properties style:column-width="1.388cm" style:rel-column-width="3542*"/>
    </style:style>
    <style:style style:name="Tabel1.H" style:family="table-column">
      <style:table-column-properties style:column-width="1.39cm" style:rel-column-width="3543*"/>
    </style:style>
    <style:style style:name="Tabel1.I" style:family="table-column">
      <style:table-column-properties style:column-width="1.388cm" style:rel-column-width="3541*"/>
    </style:style>
    <style:style style:name="Tabel1.J" style:family="table-column">
      <style:table-column-properties style:column-width="1.404cm" style:rel-column-width="3580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J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 style:data-style-name="N10">
      <style:table-cell-properties fo:padding="0.097cm" fo:border-left="0.05pt solid #000000" fo:border-right="none" fo:border-top="none" fo:border-bottom="0.05pt solid #000000"/>
    </style:style>
    <style:style style:name="Tabel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2">
      <style:paragraph-properties fo:orphans="2" fo:widows="2"/>
    </style:style>
    <style:style style:name="P5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weight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8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Segoe UI" fo:font-size="10pt" fo:language="zxx" fo:country="none" style:language-asian="ja" style:country-asian="JP" style:language-complex="fa" style:country-complex="I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288703" text:style-name="L1">
        <text:list-header>
          <text:p text:style-name="P5"/>
        </text:list-header>
      </text:list>
      <text:h text:style-name="Heading_20_2" text:outline-level="2">Sites</text:h>
      <text:list xml:id="list40295458" text:style-name="L2">
        <text:list-item>
          <text:p text:style-name="P4"><text:bookmark-start text:name="__RefNumPara__21_1496640823"/><text:a xlink:type="simple" xlink:href="http://edition.cnn.com/SPECIALS/war.casualties/index.html">http://edition.cnn.com/SPECIALS/war.casualties/index.html</text:a><text:bookmark-end text:name="__RefNumPara__21_1496640823"/></text:p>
        </text:list-item>
        <text:list-item>
          <text:p text:style-name="P4"><text:bookmark-start text:name="__RefNumPara__455_1243820487"/><text:a xlink:type="simple" xlink:href="http://www.skype.com/intl/et/home">http://www.skype.com/intl/et/home</text:a> <text:bookmark-end text:name="__RefNumPara__455_1243820487"/></text:p>
        </text:list-item>
        <text:list-item>
          <text:p text:style-name="P4"><text:bookmark-start text:name="__RefNumPara__796_647916137"/><text:a xlink:type="simple" xlink:href="https://www.dropbox.com/">https://www.dropbox.com/</text:a><text:bookmark-end text:name="__RefNumPara__796_647916137"/></text:p>
        </text:list-item>
      </text:list>
      <text:h text:style-name="Heading_20_2" text:outline-level="2">Rules</text:h>
      <table:table table:name="Tabel1" table:style-name="Tabel1">
        <table:table-column table:style-name="Tabel1.A" table:number-columns-repeated="2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column table:style-name="Tabel1.H"/>
        <table:table-column table:style-name="Tabel1.I"/>
        <table:table-column table:style-name="Tabel1.J"/>
        <table:table-row>
          <table:table-cell table:style-name="Tabel1.A1" office:value-type="string">
            <text:p text:style-name="P2">Rule</text:p>
          </table:table-cell>
          <table:table-cell table:style-name="Tabel1.A1" office:value-type="string">
            <text:p text:style-name="P2">Identified by</text:p>
          </table:table-cell>
          <table:table-cell table:style-name="Tabel1.A1" office:value-type="string">
            <text:p text:style-name="P2">Widget Category</text:p>
          </table:table-cell>
          <table:table-cell table:style-name="Tabel1.A1" office:value-type="string">
            <text:p text:style-name="P2">Position<office:annotation><dc:creator>Hans Mäesalu</dc:creator><dc:date>2012-01-24T00:26:39</dc:date><text:p text:style-name="P6"><text:span text:style-name="T2">Using CSS background-position standard (at least for now)</text:span></text:p></office:annotation></text:p>
          </table:table-cell>
          <table:table-cell table:style-name="Tabel1.A1" office:value-type="string">
            <text:p text:style-name="P2">After</text:p>
          </table:table-cell>
          <table:table-cell table:style-name="Tabel1.A1" office:value-type="string">
            <text:p text:style-name="P2">Before</text:p>
          </table:table-cell>
          <table:table-cell table:style-name="Tabel1.A1" office:value-type="string">
            <text:p text:style-name="P2">Width</text:p>
          </table:table-cell>
          <table:table-cell table:style-name="Tabel1.A1" office:value-type="string">
            <text:p text:style-name="P2">Height</text:p>
          </table:table-cell>
          <table:table-cell table:style-name="Tabel1.A1" office:value-type="string">
            <text:p text:style-name="P2">Event</text:p>
          </table:table-cell>
          <table:table-cell table:style-name="Tabel1.J1" office:value-type="string">
            <text:p text:style-name="P2">Sites</text:p>
          </table:table-cell>
        </table:table-row>
        <table:table-row>
          <table:table-cell table:style-name="Tabel1.A2" office:value-type="string">
            <text:p text:style-name="Table_20_Contents">Search in top right corner.</text:p>
          </table:table-cell>
          <table:table-cell table:style-name="Tabel1.A2" office:value-type="string">
            <text:p text:style-name="Table_20_Contents">Category=Search</text:p>
          </table:table-cell>
          <table:table-cell table:style-name="Tabel1.A2" office:value-type="string">
            <text:p text:style-name="Table_20_Contents">Search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Global navigation (navigation to other sites in the network) in the top before everything else. Position top 0, width 100%</text:p>
          </table:table-cell>
          <table:table-cell table:style-name="Tabel1.A2" office:value-type="string">
            <text:p text:style-name="Table_20_Contents">Category=Navigation</text:p>
            <text:p text:style-name="Table_20_Contents">Width=100%</text:p>
            <text:p text:style-name="Table_20_Contents">Publishes=?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0 0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3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left.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4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5:27</dc:date><text:p text:style-name="P6"><text:span text:style-name="T2">You need an extra attribute to distinguish these 2 cases</text:span></text:p></office:annotation><office:annotation><dc:creator>Unknown Author</dc:creator><dc:date>2012-04-18T19:35:21</dc:date><text:p text:style-name="P6"><text:span text:style-name="T3">Reply to Peep Küngas (13.04.2012, 00:45): "..."</text:span></text:p><text:p><text:span text:style-name="T4">I have no idea how I could do this, there is no real difference between these 2 cases.</text:span></text:p></office:annotation>Site navigation top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5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2 equally important content panels side by side, 50% width.</text:p>
          </table:table-cell>
          <table:table-cell table:style-name="Tabel1.A2" office:value-type="string">
            <text:p text:style-name="Table_20_Contents">(the same as below, maybe I should completely remove this rule)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0.5">
            <text:p text:style-name="Table_20_Contents">5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2 content panels that are instances of same widget, side by side, 50% width</text:p>
          </table:table-cell>
          <table:table-cell table:style-name="Tabel1.A2" office:value-type="string">
            <text:p text:style-name="Table_20_Contents">Category=Content (maybe not importan)</text:p>
            <text:p text:style-name="Table_20_Contents">Number of widget instances &gt; 1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7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Header height must be 125px or less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125px</text:p>
          </table:table-cell>
          <table:table-cell table:style-name="Tabel1.A2" office:value-type="string">
            <text:p text:style-name="Table_20_Contents"/>
          </table:table-cell>
          <table:table-cell table:style-name="Tabel1.J8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ata represented with more difficult visualization (e.g. map) should be alternatively viewable in table format. Table on a separate page or in a separate tab. (It should be possible to filter table rows.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  <text:p text:style-name="Table_20_Contents">Visualization?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9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6:56</dc:date><text:p text:style-name="P6"><text:span text:style-name="T2">What,if you have multiple content areas?</text:span></text:p></office:annotation>Short data summary in bottom right.</text:p>
            <text:p text:style-name="Table_20_Contents">Combine data from all sources into single summary.</text:p>
          </table:table-cell>
          <table:table-cell table:style-name="Tabel1.A2" office:value-type="string">
            <text:p text:style-name="Table_20_Contents">Based on dimensions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Right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0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Page height 100%, no scrollbar on screens 1024x768 or larger.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>
            <text:p text:style-name="Table_20_Contents"/>
          </table:table-cell>
          <table:table-cell table:style-name="Tabel1.J11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set contains data about several locations then display data in a single map widget, <text:s/>allow user to select location to display.</text:p>
          </table:table-cell>
          <table:table-cell table:style-name="Tabel1.A2" office:value-type="string">
            <text:p text:style-name="Table_20_Contents">Subscribes structure?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2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 table contains x columns with different location data then use x map widgets to display the data on the same page.</text:p>
          </table:table-cell>
          <table:table-cell table:style-name="Tabel1.A2" office:value-type="string">
            <text:p text:style-name="Table_20_Contents">Publishes=location data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/>
          </table:table-cell>
          <table:table-cell table:style-name="Tabel1.J13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there are several objects in a single location then group them togehter and on hover show the number of objects in that location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4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8:57</dc:date><text:p text:style-name="P6"><text:span text:style-name="T2">What if you have merged multiple elements into a single object as in the previous rule?</text:span></text:p></office:annotation>Show full information about <text:soft-page-break/>object in a bubble/popup on click on the object on map.</text:p>
            <text:p text:style-name="Table_20_Contents">If multiple elements have been combined into a single location on map then show clickable list of all objects in popup/bubble and show full information when clicking on specific item in list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<text:soft-page-break/>Visualization</text:p>
          </table:table-cell>
          <table:table-cell table:style-name="Tabel1.A2" office:value-type="string">
            <text:p text:style-name="Table_20_Contents">Center <text:soft-page-break/>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5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isplay loading animation or message while loading data.</text:p>
          </table:table-cell>
          <table:table-cell table:style-name="Tabel1.A2" office:value-type="string">
            <text:p text:style-name="Table_20_Contents">(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onload</text:p>
          </table:table-cell>
          <table:table-cell table:style-name="Tabel1.J16" office:value-type="string">
            <text:p text:style-name="Table_20_Contents"><text:bookmark-ref text:reference-format="number" text:ref-name="__RefNumPara__21_1496640823">[1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If some column in data table contains relatively few unique values then display histogram of these values under the map.</text:p>
          </table:table-cell>
          <table:table-cell table:style-name="Tabel1.A2" office:value-type="string">
            <text:p text:style-name="Table_20_Contents">Publish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intro first thing below top navigation.</text:p>
          </table:table-cell>
          <table:table-cell table:style-name="Tabel1.A2" office:value-type="string">
            <text:p text:style-name="Table_20_Contents">Category=Intro...</text:p>
          </table:table-cell>
          <table:table-cell table:style-name="Tabel1.A2" office:value-type="string">
            <text:p text:style-name="Table_20_Contents">Content</text:p>
            <text:p text:style-name="Table_20_Contents">Intro?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8" office:value-type="string">
            <text:p text:style-name="Table_20_Contents">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50:55</dc:date><text:p text:style-name="P6"><text:span text:style-name="T2">But if you have multiple content areas?</text:span></text:p></office:annotation>Content top center, right below navigation.</text:p>
            <text:p text:style-name="Table_20_Contents">If multiple content elements exist then position them below eachother according to priority. </text:p>
          </table:table-cell>
          <table:table-cell table:style-name="Tabel1.A2" office:value-type="string">
            <text:p text:style-name="Table_20_Contents">Category=Content</text:p>
            <text:p text:style-name="Table_20_Contents">Priority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9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Site map bottom center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  <text:p text:style-name="Table_20_Contents">Sitemap</text:p>
          </table:table-cell>
          <table:table-cell table:style-name="Tabel1.A2" office:value-type="string">
            <text:p text:style-name="Table_20_Contents">Center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0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Map (visualization?) widget no smaller than suggested dimensions defined with widget width and height attributes.</text:p>
          </table:table-cell>
          <table:table-cell table:style-name="Tabel1.A2" office:value-type="string">
            <text:p text:style-name="Table_20_Contents">Width</text:p>
            <text:p text:style-name="Table_20_Contents">Height</text:p>
          </table:table-cell>
          <table:table-cell table:style-name="Tabel1.A2" office:value-type="string">
            <text:p text:style-name="Table_20_Contents">Map</text:p>
            <text:p text:style-name="Table_20_Contents">Visualization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on-visual (just data) widgets not displayed on page.</text:p>
          </table:table-cell>
          <table:table-cell table:style-name="Tabel1.A2" office:value-type="string">
            <text:p text:style-name="Table_20_Contents">Width and height = 0</text:p>
            <text:p text:style-name="P3">Category=data,<text:span text:style-name="T1">non-visual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Logo top lef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<text:soft-page-break/>avigation</text:p>
          </table:table-cell>
          <table:table-cell table:style-name="Tabel1.A2" office:value-type="string">
            <text:p text:style-name="Table_20_Contents">Navig<text:soft-page-break/>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3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User/visitor info/login/control panel links in top right corner.</text:p>
          </table:table-cell>
          <table:table-cell table:style-name="Tabel1.A2" office:value-type="string">
            <text:p text:style-name="Table_20_Contents">Subscribe=some user related topics</text:p>
          </table:table-cell>
          <table:table-cell table:style-name="Tabel1.A2" office:value-type="string">
            <text:p text:style-name="Table_20_Contents">Subscribe=some user related topics???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4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Widgets that subscribe to the same (similar) topic(s) should be placed below eachother.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5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ata should be visualized</text:p>
          </table:table-cell>
          <table:table-cell table:style-name="Tabel1.A2" office:value-type="string">
            <text:p text:style-name="Table_20_Contents">Category<text:span text:style-name="T1">=Data</text:span></text:p>
          </table:table-cell>
          <table:table-cell table:style-name="Tabel1.A2" office:value-type="string">
            <text:p text:style-name="Table_20_Contents">Category<text:span text:style-name="T1">=Data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6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Widgets with higher priority are displayed before widgets with lower priority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10M55S</meta:editing-duration>
    <meta:editing-cycles>165</meta:editing-cycles>
    <meta:generator>LibreOffice/3.5$Windows_x86 LibreOffice_project/dc9775d-05ecbee-0851ad3-1586698-727bf66</meta:generator>
    <dc:date>2012-05-16T22:20:45.97</dc:date>
    <meta:document-statistic meta:table-count="1" meta:image-count="0" meta:object-count="0" meta:page-count="4" meta:paragraph-count="165" meta:word-count="586" meta:character-count="3715" meta:non-whitespace-character-count="3415"/>
    <meta:user-defined meta:name="Info 1"/>
    <meta:user-defined meta:name="Info 2"/>
    <meta:user-defined meta:name="Info 3"/>
    <meta:user-defined meta:name="Info 4"/>
  </office:meta>
</office:document-meta>
</file>